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alibri-Bold" svg:font-family="Calibri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5">
      <style:table-cell-properties fo:padding="0.097cm" fo:border-left="0.002cm solid #000000" fo:border-right="none" fo:border-top="none" fo:border-bottom="0.002cm solid #000000"/>
    </style:style>
    <style:style style:name="Tableau1.E2" style:family="table-cell" style:data-style-name="N5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5">
      <style:table-cell-properties fo:padding="0.097cm" fo:border-left="0.002cm solid #000000" fo:border-right="none" fo:border-top="none" fo:border-bottom="0.002cm solid #000000"/>
    </style:style>
    <style:style style:name="Tableau2.E2" style:family="table-cell" style:data-style-name="N5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Calibri"/>
    </style:style>
    <style:style style:name="P3" style:family="paragraph" style:parent-style-name="Standard" style:list-style-name="L1">
      <style:paragraph-properties style:text-autospace="none"/>
      <style:text-properties style:font-name="Calibri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Calibri" fo:font-weight="normal" style:font-weight-asian="normal" style:font-weight-complex="normal"/>
    </style:style>
    <style:style style:name="P5" style:family="paragraph" style:parent-style-name="Standard">
      <style:paragraph-properties fo:margin-left="-0.026cm" fo:margin-right="0cm" fo:text-align="justify" style:justify-single-word="false" fo:text-indent="0.026cm" style:auto-text-indent="false" style:text-autospace="none">
        <style:tab-stops/>
      </style:paragraph-properties>
      <style:text-properties fo:color="#000000" style:font-name="Calibri" fo:font-size="12pt" fo:font-style="normal" style:text-underline-style="none" fo:font-weight="normal" style:font-name-asian="Calibri-Bold" style:font-size-asian="12pt" style:font-style-asian="normal" style:font-weight-asian="normal" style:font-name-complex="Calibri-Bold" style:font-size-complex="12pt" style:font-style-complex="normal" style:font-weight-complex="normal"/>
    </style:style>
    <style:style style:name="P6" style:family="paragraph" style:parent-style-name="Table_20_Contents">
      <style:text-properties style:font-name="Calibri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5">
      <number:number number:decimal-places="2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T1">1) </text:span><text:span text:style-name="T2">vote du compte administratif de la commune</text:span></text:p>
      <text:p text:style-name="P2">Monsieur le Maire présente le compte administratif 2010 de la commune aux membres du Conseil Municipal en précisant qu'il est conforme au compte de gestion fourni par le Trésorier Principal.</text:p>
      <text:p text:style-name="P2">Le résultat de l'exercice est le suivant 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>Dépenses</text:p>
          </table:table-cell>
          <table:table-cell table:style-name="Tableau1.A1" office:value-type="string">
            <text:p text:style-name="P7">Recettes</text:p>
          </table:table-cell>
          <table:table-cell table:style-name="Tableau1.A1" office:value-type="string">
            <text:p text:style-name="P7">Solde résultat N-1</text:p>
          </table:table-cell>
          <table:table-cell table:style-name="Tableau1.E1" office:value-type="string">
            <text:p text:style-name="P7">Résultat</text:p>
          </table:table-cell>
        </table:table-row>
        <table:table-row>
          <table:table-cell table:style-name="Tableau1.A2" office:value-type="string">
            <text:p text:style-name="P6">Fonctionnement</text:p>
          </table:table-cell>
          <table:table-cell table:style-name="Tableau1.B2" office:value-type="float" office:value="420298.48">
            <text:p text:style-name="P8">420 298,48</text:p>
          </table:table-cell>
          <table:table-cell table:style-name="Tableau1.B2" office:value-type="float" office:value="511977.63">
            <text:p text:style-name="P8">511 977,63</text:p>
          </table:table-cell>
          <table:table-cell table:style-name="Tableau1.B2" office:value-type="float" office:value="1731.13">
            <text:p text:style-name="P8">1 731,13</text:p>
          </table:table-cell>
          <table:table-cell table:style-name="Tableau1.E2" office:value-type="float" office:value="93410.28">
            <text:p text:style-name="P8">93 410,28</text:p>
          </table:table-cell>
        </table:table-row>
        <table:table-row>
          <table:table-cell table:style-name="Tableau1.A2" office:value-type="string">
            <text:p text:style-name="P6">Investissement</text:p>
          </table:table-cell>
          <table:table-cell table:style-name="Tableau1.B2" office:value-type="float" office:value="216199.46">
            <text:p text:style-name="P8">216 199,46</text:p>
          </table:table-cell>
          <table:table-cell table:style-name="Tableau1.B2" office:value-type="float" office:value="142251.36">
            <text:p text:style-name="P8">142 251,36</text:p>
          </table:table-cell>
          <table:table-cell table:style-name="Tableau1.B2" office:value-type="float" office:value="16065.66">
            <text:p text:style-name="P8">16 065,66</text:p>
          </table:table-cell>
          <table:table-cell table:style-name="Tableau1.E2" office:value-type="float" office:value="-57882.44">
            <text:p text:style-name="P8">-57 882,44</text:p>
          </table:table-cell>
        </table:table-row>
        <table:table-row>
          <table:table-cell table:style-name="Tableau1.A2" office:value-type="string">
            <text:p text:style-name="P6">TOTAL</text:p>
          </table:table-cell>
          <table:table-cell table:style-name="Tableau1.B2" office:value-type="float" office:value="636497.94">
            <text:p text:style-name="P8">636 497,94</text:p>
          </table:table-cell>
          <table:table-cell table:style-name="Tableau1.B2" office:value-type="float" office:value="654228.99">
            <text:p text:style-name="P8">654 228,99</text:p>
          </table:table-cell>
          <table:table-cell table:style-name="Tableau1.B2" office:value-type="float" office:value="17796.79">
            <text:p text:style-name="P8">17 796,79</text:p>
          </table:table-cell>
          <table:table-cell table:style-name="Tableau1.E2" office:value-type="float" office:value="35527.84">
            <text:p text:style-name="P8">35 527,84</text:p>
          </table:table-cell>
        </table:table-row>
      </table:table>
      <text:list xml:id="list31499731" text:style-name="L1">
        <text:list-header>
          <text:p text:style-name="P3"/>
        </text:list-header>
      </text:list>
      <text:p text:style-name="P4">Avant de procéder au vote du compte administratif et en application de l'article L.2121-14 du Code Général des Collectivités Territoriales, le Conseil désigne un Président de Séance et M. le Maire se retire. </text:p>
      <text:p text:style-name="P4">Mme ULIVI est désignée pour présider lors du vote du Compte Administratif.</text:p>
      <text:p text:style-name="P4">A l'unanimité, le Compte Administratif est adopté.</text:p>
      <text:p text:style-name="P4"/>
      <text:p text:style-name="P1"><text:span text:style-name="T1">2) </text:span><text:span text:style-name="T2">vote du compte administratif du service assainissement</text:span></text:p>
      <text:p text:style-name="P2">Monsieur le Maire présente le compte administratif 2010 du service assainissement aux membres du Conseil Municipal en précisant qu'il est conforme au compte de gestion fourni par le Trésorier Principal.</text:p>
      <text:p text:style-name="P2">Le résultat de l'exercice est le suivant :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>Dépenses</text:p>
          </table:table-cell>
          <table:table-cell table:style-name="Tableau2.A1" office:value-type="string">
            <text:p text:style-name="P7">Recettes</text:p>
          </table:table-cell>
          <table:table-cell table:style-name="Tableau2.A1" office:value-type="string">
            <text:p text:style-name="P7">Solde résultat N-1</text:p>
          </table:table-cell>
          <table:table-cell table:style-name="Tableau2.E1" office:value-type="string">
            <text:p text:style-name="P7">Résultat</text:p>
          </table:table-cell>
        </table:table-row>
        <table:table-row>
          <table:table-cell table:style-name="Tableau2.A2" office:value-type="string">
            <text:p text:style-name="P6">Fonctionnement</text:p>
          </table:table-cell>
          <table:table-cell table:style-name="Tableau2.B2" office:value-type="float" office:value="42544.58">
            <text:p text:style-name="P8">42 544,58</text:p>
          </table:table-cell>
          <table:table-cell table:style-name="Tableau2.B2" office:value-type="float" office:value="73175.95">
            <text:p text:style-name="P8">73 175,95</text:p>
          </table:table-cell>
          <table:table-cell table:style-name="Tableau2.B2" office:value-type="float" office:value="72934.87">
            <text:p text:style-name="P8">72 934,87</text:p>
          </table:table-cell>
          <table:table-cell table:style-name="Tableau2.E2" office:value-type="float" office:value="103566.24">
            <text:p text:style-name="P8">103 566,24</text:p>
          </table:table-cell>
        </table:table-row>
        <table:table-row>
          <table:table-cell table:style-name="Tableau2.A2" office:value-type="string">
            <text:p text:style-name="P6">Investissement</text:p>
          </table:table-cell>
          <table:table-cell table:style-name="Tableau2.B2" office:value-type="float" office:value="32704.67">
            <text:p text:style-name="P8">32 704,67</text:p>
          </table:table-cell>
          <table:table-cell table:style-name="Tableau2.B2" office:value-type="float" office:value="28115.8">
            <text:p text:style-name="P8">28 115,80</text:p>
          </table:table-cell>
          <table:table-cell table:style-name="Tableau2.B2" office:value-type="float" office:value="-11115.66">
            <text:p text:style-name="P8">-11 115,66</text:p>
          </table:table-cell>
          <table:table-cell table:style-name="Tableau2.E2" office:value-type="float" office:value="-15704.53">
            <text:p text:style-name="P8">-15 704,53</text:p>
          </table:table-cell>
        </table:table-row>
        <table:table-row>
          <table:table-cell table:style-name="Tableau2.A2" office:value-type="string">
            <text:p text:style-name="P6">TOTAL</text:p>
          </table:table-cell>
          <table:table-cell table:style-name="Tableau2.B2" office:value-type="float" office:value="75249.25">
            <text:p text:style-name="P8">75 249,25</text:p>
          </table:table-cell>
          <table:table-cell table:style-name="Tableau2.B2" office:value-type="float" office:value="101291.75">
            <text:p text:style-name="P8">101 291,75</text:p>
          </table:table-cell>
          <table:table-cell table:style-name="Tableau2.B2" office:value-type="float" office:value="61819.21">
            <text:p text:style-name="P8">61 819,21</text:p>
          </table:table-cell>
          <table:table-cell table:style-name="Tableau2.E2" office:value-type="float" office:value="87861.71">
            <text:p text:style-name="P8">87 861,71</text:p>
          </table:table-cell>
        </table:table-row>
      </table:table>
      <text:p text:style-name="P2"/>
      <text:p text:style-name="P2">Avant de procéder au vote du compte administratif et en application de l'article L.2121-14 du Code Général des Collectivités Territoriales, le Conseil désigne un Président de séance et M. le Maire se retire. </text:p>
      <text:p text:style-name="P4">Mme ULIVI est désignée pour présider lors du vote du Compte Administratif.</text:p>
      <text:p text:style-name="P4">A l'unanimité, le Compte Administratif est adopté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alibri-Bold" svg:font-family="Calibri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Derouet</meta:initial-creator>
    <meta:creation-date>2012-04-12T12:00:49.20</meta:creation-date>
    <meta:document-statistic meta:table-count="2" meta:image-count="0" meta:object-count="0" meta:page-count="1" meta:paragraph-count="50" meta:word-count="262" meta:character-count="1618"/>
    <dc:date>2012-04-12T12:01:27.79</dc:date>
    <dc:creator>Isabelle Derouet</dc:creator>
    <meta:editing-duration>PT00H00M38S</meta:editing-duration>
    <meta:editing-cycles>1</meta:editing-cycles>
    <meta:generator>OpenOffice.org/3.2$Win32 OpenOffice.org_project/320m18$Build-9502</meta:generator>
  </office:meta>
</office:document-meta>
</file>